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9cm" style:rel-column-width="10757*"/>
    </style:style>
    <style:style style:name="Tabela1.B" style:family="table-column">
      <style:table-column-properties style:column-width="14.21cm" style:rel-column-width="54778*"/>
    </style:style>
    <style:style style:name="Tabela1.A1" style:family="table-cell">
      <style:table-cell-properties fo:background-color="#f79448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79448" fo:padding="0.199cm" fo:border="0.05pt solid #000000">
        <style:background-image/>
      </style:table-cell-properties>
    </style:style>
    <style:style style:name="Tabela1.A2" style:family="table-cell">
      <style:table-cell-properties style:vertical-align=""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B4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8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0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1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2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3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3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4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4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5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5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6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6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7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7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8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8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9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9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20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0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21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1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weight="bold" officeooo:rsid="000639a7" officeooo:paragraph-rsid="000639a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officeooo:rsid="0056e0cf" officeooo:paragraph-rsid="000639a7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officeooo:rsid="00586886" officeooo:paragraph-rsid="000639a7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356d29" officeooo:paragraph-rsid="000639a7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125909" officeooo:paragraph-rsid="000639a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46cd0a" officeooo:paragraph-rsid="000639a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339120" officeooo:paragraph-rsid="000639a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paragraph-rsid="000639a7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6e308" officeooo:paragraph-rsid="0008d951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33724" officeooo:paragraph-rsid="000639a7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fo:color="#1c1c1c" style:font-name="Arial" fo:font-size="11pt" fo:font-style="normal" style:text-underline-style="none" fo:font-weight="bold" officeooo:rsid="00089770" officeooo:paragraph-rsid="000639a7" style:font-name-asian="Microsoft YaHei" style:font-size-asian="11pt" style:font-style-asian="normal" style:font-weight-asian="bold" style:font-name-complex="Arial1" style:font-size-complex="11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33724" officeooo:paragraph-rsid="000639a7" style:font-size-asian="11pt" style:font-weight-asian="bold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33724" officeooo:paragraph-rsid="000639a7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356d29" officeooo:paragraph-rsid="000639a7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11pt" fo:font-weight="bold" officeooo:rsid="00356d29" officeooo:paragraph-rsid="000639a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15%" fo:text-align="start" style:justify-single-word="false"/>
      <style:text-properties style:font-name="Arial" fo:font-size="11pt" officeooo:rsid="00356d29" officeooo:paragraph-rsid="000639a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356d29" officeooo:paragraph-rsid="000639a7" style:font-size-asian="11pt" style:font-size-complex="11pt"/>
    </style:style>
    <style:style style:name="P18" style:family="paragraph" style:parent-style-name="Table_20_Contents">
      <style:paragraph-properties fo:line-height="115%" fo:text-align="justify" style:justify-single-word="false"/>
      <style:text-properties style:font-name="Arial" fo:font-size="11pt" officeooo:rsid="0056e0cf" officeooo:paragraph-rsid="000639a7" style:font-size-asian="11pt" style:font-size-complex="11pt"/>
    </style:style>
    <style:style style:name="P19" style:family="paragraph" style:parent-style-name="Table_20_Contents">
      <style:paragraph-properties fo:line-height="115%" fo:text-align="justify" style:justify-single-word="false"/>
      <style:text-properties style:font-name="Arial" fo:font-size="11pt" officeooo:rsid="00586886" officeooo:paragraph-rsid="000639a7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2e8bfe" officeooo:paragraph-rsid="002e8bfe" style:font-size-asian="11pt" style:font-size-complex="11pt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Arial" fo:font-size="11pt" officeooo:rsid="00312135" officeooo:paragraph-rsid="00312135" style:font-size-asian="11pt" style:font-size-complex="11pt"/>
    </style:style>
    <style:style style:name="P22" style:family="paragraph" style:parent-style-name="Table_20_Contents">
      <style:paragraph-properties fo:line-height="115%" fo:text-align="start" style:justify-single-word="false"/>
      <style:text-properties style:font-name="Arial" fo:font-size="11pt" fo:font-weight="bold" officeooo:rsid="00356d29" officeooo:paragraph-rsid="000639a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15%" fo:text-align="justify" style:justify-single-word="false"/>
      <style:text-properties style:font-name="Arial" fo:font-size="11pt" fo:font-weight="bold" officeooo:rsid="00586886" officeooo:paragraph-rsid="000639a7" style:font-size-asian="11pt" style:font-weight-asian="bold" style:font-size-complex="11pt" style:font-weight-complex="bold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6530d" officeooo:paragraph-rsid="000639a7" style:font-size-asian="11pt" style:font-size-complex="11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9425c" officeooo:paragraph-rsid="000639a7" style:font-size-asian="11pt" style:font-size-complex="11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2f0e3" officeooo:paragraph-rsid="0012f0e3" style:font-size-asian="11pt" style:font-size-complex="11pt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bf1bd" officeooo:paragraph-rsid="000639a7" style:font-size-asian="11pt" style:font-size-complex="11pt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b35e1" officeooo:paragraph-rsid="0018d291" style:font-size-asian="11pt" style:font-size-complex="11pt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8d291" officeooo:paragraph-rsid="0018d291" style:font-size-asian="11pt" style:font-size-complex="11pt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238489" officeooo:paragraph-rsid="00238489" style:font-size-asian="11pt" style:font-size-complex="11pt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252a0f" officeooo:paragraph-rsid="00252a0f" style:font-size-asian="11pt" style:font-size-complex="11pt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2b5fa9" officeooo:paragraph-rsid="002b5fa9" style:font-size-asian="11pt" style:font-size-complex="11pt"/>
    </style:style>
    <style:style style:name="P33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26b2ce" officeooo:paragraph-rsid="0026b2ce" style:font-size-asian="11pt" style:font-size-complex="11pt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28537a" officeooo:paragraph-rsid="0028537a" style:font-size-asian="11pt" style:font-size-complex="11pt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2d119d" officeooo:paragraph-rsid="002d119d" style:font-size-asian="11pt" style:font-size-complex="11pt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officeooo:rsid="0031ebaf" officeooo:paragraph-rsid="0031ebaf" style:font-size-asian="11pt" style:font-size-complex="11pt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fo:font-weight="normal" officeooo:rsid="001cc627" officeooo:paragraph-rsid="001cc627" style:font-size-asian="11pt" style:font-weight-asian="normal" style:font-size-complex="11pt" style:font-weight-complex="normal"/>
    </style:style>
    <style:style style:name="P38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2cdb16" officeooo:paragraph-rsid="000639a7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19df61" officeooo:paragraph-rsid="0019df61" style:font-size-asian="11pt" style:font-size-complex="11pt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21c402" officeooo:paragraph-rsid="0021c402" style:font-size-asian="11pt" style:font-size-complex="11pt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2254b4" officeooo:paragraph-rsid="002254b4" style:font-size-asian="11pt" style:font-size-complex="11pt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238489" officeooo:paragraph-rsid="00238489" style:font-size-asian="11pt" style:font-size-complex="11pt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252a0f" officeooo:paragraph-rsid="00252a0f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db86" style:font-weight-asian="normal" style:font-weight-complex="normal"/>
    </style:style>
    <style:style style:name="T3" style:family="text">
      <style:text-properties fo:font-weight="normal" officeooo:rsid="00404ebe" style:font-weight-asian="normal" style:font-weight-complex="normal"/>
    </style:style>
    <style:style style:name="T4" style:family="text">
      <style:text-properties fo:font-weight="normal" officeooo:rsid="00458d2a" style:font-weight-asian="normal" style:font-weight-complex="normal"/>
    </style:style>
    <style:style style:name="T5" style:family="text">
      <style:text-properties fo:font-weight="normal" officeooo:rsid="0016530d" style:font-weight-asian="normal" style:font-weight-complex="normal"/>
    </style:style>
    <style:style style:name="T6" style:family="text">
      <style:text-properties fo:font-weight="normal" officeooo:rsid="0016e308" style:font-weight-asian="normal" style:font-weight-complex="normal"/>
    </style:style>
    <style:style style:name="T7" style:family="text">
      <style:text-properties fo:font-weight="normal" officeooo:rsid="003b405e" style:font-weight-asian="normal" style:font-weight-complex="normal"/>
    </style:style>
    <style:style style:name="T8" style:family="text">
      <style:text-properties fo:font-weight="normal" officeooo:rsid="001a812e" style:font-weight-asian="normal" style:font-weight-complex="normal"/>
    </style:style>
    <style:style style:name="T9" style:family="text">
      <style:text-properties fo:font-weight="normal" officeooo:rsid="0019425c" style:font-weight-asian="normal" style:font-weight-complex="normal"/>
    </style:style>
    <style:style style:name="T10" style:family="text">
      <style:text-properties fo:font-weight="normal" officeooo:rsid="001bf1bd" style:font-weight-asian="normal" style:font-weight-complex="normal"/>
    </style:style>
    <style:style style:name="T11" style:family="text">
      <style:text-properties fo:font-weight="normal" officeooo:rsid="001c7132" style:font-weight-asian="normal" style:font-weight-complex="normal"/>
    </style:style>
    <style:style style:name="T12" style:family="text">
      <style:text-properties fo:font-weight="normal" officeooo:rsid="0007d0c2" style:font-weight-asian="normal" style:font-weight-complex="normal"/>
    </style:style>
    <style:style style:name="T13" style:family="text">
      <style:text-properties fo:font-weight="normal" officeooo:rsid="000e288a" style:font-weight-asian="normal" style:font-weight-complex="normal"/>
    </style:style>
    <style:style style:name="T14" style:family="text">
      <style:text-properties fo:font-weight="normal" officeooo:rsid="000f8656" style:font-weight-asian="normal" style:font-weight-complex="normal"/>
    </style:style>
    <style:style style:name="T15" style:family="text">
      <style:text-properties fo:font-weight="normal" officeooo:rsid="00111d3f" style:font-weight-asian="normal" style:font-weight-complex="normal"/>
    </style:style>
    <style:style style:name="T16" style:family="text">
      <style:text-properties fo:font-weight="normal" officeooo:rsid="0013035f" style:font-weight-asian="normal" style:font-weight-complex="normal"/>
    </style:style>
    <style:style style:name="T17" style:family="text">
      <style:text-properties fo:font-weight="normal" officeooo:rsid="00157756" style:font-weight-asian="normal" style:font-weight-complex="normal"/>
    </style:style>
    <style:style style:name="T18" style:family="text">
      <style:text-properties fo:font-weight="normal" officeooo:rsid="00171526" style:font-weight-asian="normal" style:font-weight-complex="normal"/>
    </style:style>
    <style:style style:name="T19" style:family="text">
      <style:text-properties fo:font-weight="normal" officeooo:rsid="0018d291" style:font-weight-asian="normal" style:font-weight-complex="normal"/>
    </style:style>
    <style:style style:name="T20" style:family="text">
      <style:text-properties fo:font-weight="normal" officeooo:rsid="001cc627" style:font-weight-asian="normal" style:font-weight-complex="normal"/>
    </style:style>
    <style:style style:name="T21" style:family="text">
      <style:text-properties fo:font-weight="normal" officeooo:rsid="0021c402" style:font-weight-asian="normal" style:font-weight-complex="normal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11d209" style:font-weight-asian="bold" style:font-weight-complex="bold"/>
    </style:style>
    <style:style style:name="T24" style:family="text">
      <style:text-properties fo:font-weight="bold" officeooo:rsid="0011d209" style:font-weight-asian="bold"/>
    </style:style>
    <style:style style:name="T25" style:family="text">
      <style:text-properties fo:font-weight="bold" officeooo:rsid="0014eac5" style:font-weight-asian="bold"/>
    </style:style>
    <style:style style:name="T26" style:family="text">
      <style:text-properties fo:font-weight="bold" officeooo:rsid="00133724" style:font-weight-asian="bold"/>
    </style:style>
    <style:style style:name="T27" style:family="text">
      <style:text-properties style:font-name="Arial"/>
    </style:style>
    <style:style style:name="T28" style:family="text">
      <style:text-properties style:font-name="Arial" officeooo:rsid="004d45f0"/>
    </style:style>
    <style:style style:name="T29" style:family="text">
      <style:text-properties style:font-name="Arial" officeooo:rsid="001eb8ba"/>
    </style:style>
    <style:style style:name="T30" style:family="text">
      <style:text-properties style:font-name="Arial" officeooo:rsid="001f8ec6"/>
    </style:style>
    <style:style style:name="T31" style:family="text">
      <style:text-properties style:font-name="Arial" officeooo:rsid="0021c402"/>
    </style:style>
    <style:style style:name="T32" style:family="text">
      <style:text-properties style:font-name="Arial" officeooo:rsid="002254b4"/>
    </style:style>
    <style:style style:name="T33" style:family="text">
      <style:text-properties style:font-name="Arial" officeooo:rsid="00238489"/>
    </style:style>
    <style:style style:name="T34" style:family="text">
      <style:text-properties style:font-name="Arial" officeooo:rsid="00252a0f"/>
    </style:style>
    <style:style style:name="T35" style:family="text">
      <style:text-properties style:font-name="Arial" officeooo:rsid="0026b2ce"/>
    </style:style>
    <style:style style:name="T36" style:family="text">
      <style:text-properties officeooo:rsid="00125909"/>
    </style:style>
    <style:style style:name="T37" style:family="text">
      <style:text-properties officeooo:rsid="00586886"/>
    </style:style>
    <style:style style:name="T38" style:family="text">
      <style:text-properties officeooo:rsid="0056e0cf"/>
    </style:style>
    <style:style style:name="T39" style:family="text">
      <style:text-properties officeooo:rsid="0008d951"/>
    </style:style>
    <style:style style:name="T40" style:family="text">
      <style:text-properties officeooo:rsid="000ad5a1"/>
    </style:style>
    <style:style style:name="T41" style:family="text">
      <style:text-properties officeooo:rsid="000afcac"/>
    </style:style>
    <style:style style:name="T42" style:family="text">
      <style:text-properties officeooo:rsid="0019df61"/>
    </style:style>
    <style:style style:name="T43" style:family="text">
      <style:text-properties officeooo:rsid="002c127b"/>
    </style:style>
    <style:style style:name="T44" style:family="text">
      <style:text-properties officeooo:rsid="002e8bf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PROJETO 003 – JOGO DA VELHA</text:p>
      <text:p text:style-name="P1"/>
      <text:p text:style-name="P8"><text:span text:style-name="T23">1.</text:span><text:span text:style-name="T22"> Descrição</text:span><text:tab/></text:p>
      <text:p text:style-name="P11"><text:tab/><text:span text:style-name="T2">Um</text:span><text:span text:style-name="T3"> </text:span><text:span text:style-name="T12">jogo da velha em que o jogador compete com o computador e a pontuação é registrada.</text:span></text:p>
      <text:p text:style-name="P8"/>
      <text:p text:style-name="P8"><text:span text:style-name="T24">2. </text:span><text:span text:style-name="T22">Aparência</text:span></text:p>
      <text:p text:style-name="P9"><text:tab/><text:span text:style-name="T39">A interface visual do jogo da velha consiste em um fundo colorido com uma grade 3 x 3, cujos quadrados formados pela grade tem a mesma cor de fundo do resto da tela. Os ícones do jogo da velha, “X” e “O”, devem ter cores distintas e contrastantes, como azul e vermelho. Os ícones podem ser desenhados</text:span></text:p>
      <text:p text:style-name="P9"><text:tab/><text:span text:style-name="T40">Quando um dos jogadores conseguir alinhar 3 símbolos iguais, uma linha deve ser desenhada sobre os três símbolos. A cor da linha pode ser amarelo ou outra cor que se destaque sobre os símbolos.</text:span></text:p>
      <text:p text:style-name="P9"><text:tab/><text:span text:style-name="T41">Abaixo da grade do jogo ficará a pontuação do jogo até o momento. Quando um dos jogadores vencer ou empatar, aparecerá uma mensagem no centro da tela avisando quem ganhou ou se houve um empate, e a pontuação aumentará de acordo. A mensagem de vitória tem um delay para aparecer, e quando ficar totalmente visível, ela só desaparecerá quando o jogador clicar uma vez na tela. No topo ficará uma mensagem dizendo de quem é o turno.</text:span></text:p>
      <text:p text:style-name="P9"><text:tab/><text:span text:style-name="T42">Logo que carrega a tela, mostrar um botão para iniciar o jogo. Após iniciar o jogo, deixar um botão no canto da tela para zerar a pontuação. Quando o jogador clicar no botão de zerar, aparecerá uma tela perguntando para confirmar a ação. Poderá haver opções de fundo de tela, porém este recurso não será prioridade.</text:span></text:p>
      <text:p text:style-name="P8"/>
      <text:p text:style-name="P10"><text:span text:style-name="T22">3. </text:span><text:span text:style-name="T25">Componentes</text:span></text:p>
      <text:p text:style-name="P8"><text:span text:style-name="T26"><text:tab/></text:span><text:span text:style-name="T4">A calculadora</text:span><text:span text:style-name="T5"> contém </text:span><text:span text:style-name="T21">10</text:span><text:span text:style-name="T5"> </text:span><text:span text:style-name="T6">componentes: </text:span><text:span text:style-name="T19">3+</text:span><text:span text:style-name="T6"> componente</text:span><text:span text:style-name="T13">s</text:span><text:span text:style-name="T6"> visua</text:span><text:span text:style-name="T13">is</text:span><text:span text:style-name="T7">,</text:span><text:span text:style-name="T6"> </text:span><text:span text:style-name="T20">5</text:span><text:span text:style-name="T14">+</text:span><text:span text:style-name="T6"> componentes interativos </text:span><text:span text:style-name="T8">e </text:span><text:span text:style-name="T19">2</text:span><text:span text:style-name="T8"> componente</text:span><text:span text:style-name="T19">s</text:span><text:span text:style-name="T8"> de saída</text:span><text:span text:style-name="T6">.</text:span></text:p>
      <text:list xml:id="list3527484100" text:style-name="L1">
        <text:list-item>
          <text:p text:style-name="P24"><text:span text:style-name="T14">Grade</text:span><text:span text:style-name="T1">:</text:span><text:span text:style-name="T6"> componente visual que </text:span><text:span text:style-name="T14">representa a área do jogo em si</text:span><text:span text:style-name="T9">;</text:span></text:p>
        </text:list-item>
        <text:list-item>
          <text:p text:style-name="P25"><text:span text:style-name="T14">Mensagem de turno</text:span><text:span text:style-name="T1">: componente </text:span><text:span text:style-name="T14">visual</text:span><text:span text:style-name="T1"> </text:span><text:span text:style-name="T8">que </text:span><text:span text:style-name="T14">indica de quem é a vez de jogar</text:span><text:span text:style-name="T8">;</text:span></text:p>
        </text:list-item>
        <text:list-item>
          <text:p text:style-name="P26"><text:span text:style-name="T10">Í</text:span><text:span text:style-name="T1">cone</text:span><text:span text:style-name="T16">s</text:span><text:span text:style-name="T1"> X </text:span><text:span text:style-name="T16">e O</text:span><text:span text:style-name="T1">: componente</text:span><text:span text:style-name="T16">s</text:span><text:span text:style-name="T1"> visua</text:span><text:span text:style-name="T16">is</text:span><text:span text:style-name="T1"> que representa</text:span><text:span text:style-name="T16">m </text:span><text:span text:style-name="T1">os ícones do jogo da velha;</text:span></text:p>
        </text:list-item>
        <text:list-item>
          <text:p text:style-name="P27"><text:span text:style-name="T15">Quadrados da grade</text:span><text:span text:style-name="T1">: componente</text:span><text:span text:style-name="T17">s</text:span><text:span text:style-name="T1"> interativo</text:span><text:span text:style-name="T17">s</text:span><text:span text:style-name="T1"> que, </text:span><text:span text:style-name="T17">quando clicados, mostram o respectivo do ícone do jogador</text:span><text:span text:style-name="T1">;</text:span></text:p>
        </text:list-item>
        <text:list-item>
          <text:p text:style-name="P28"><text:span text:style-name="T14">Mensagem de vitória</text:span><text:span text:style-name="T1">: componente</text:span><text:span text:style-name="T4"> </text:span><text:span text:style-name="T19">interativo </text:span><text:span text:style-name="T14">que mostra quem ganhou ou se houve um empate</text:span><text:span text:style-name="T10">;</text:span></text:p>
        </text:list-item>
        <text:list-item>
          <text:p text:style-name="P29"><text:span text:style-name="T10">L</text:span><text:span text:style-name="T1">inha de 3: componente de saída que surge quando três ícones iguais são alinhados na grade;</text:span></text:p>
        </text:list-item>
        <text:list-item>
          <text:p text:style-name="P37">Botão de iniciar: componente interativo que inicia o jogo da velha;</text:p>
        </text:list-item>
        <text:list-item>
          <text:p text:style-name="P37">Botão de zerar: componente interativo que zera a pontuação do jogo;</text:p>
        </text:list-item>
        <text:list-item>
          <text:p text:style-name="P37"><text:soft-page-break/>Tela de confirmação: componente interativo que pergunta ao jogador se deseja confirmar a ação de zerar a pontuação;</text:p>
        </text:list-item>
        <text:list-item>
          <text:p text:style-name="P27"><text:span text:style-name="T17">Pontuação</text:span><text:span text:style-name="T11">: componente </text:span><text:span text:style-name="T17">de saída</text:span><text:span text:style-name="T4"> </text:span><text:span text:style-name="T17">que mostra </text:span><text:span text:style-name="T18">a pontuação dos dois jogadores</text:span><text:span text:style-name="T11">.</text:span></text:p>
        </text:list-item>
      </text:list>
      <text:p text:style-name="P12"/>
      <text:p text:style-name="P8"><text:span text:style-name="T26">4</text:span><text:span text:style-name="T22">. Funcionalidades</text:span><text:span text:style-name="T22"><text:text-input text:description=""/></text:span></text:p>
      <text:list xml:id="list1408391013" text:style-name="L2">
        <text:list-item>
          <text:p text:style-name="P39"><text:span text:style-name="T28">Q</text:span><text:span text:style-name="T27">uando iniciar o jogo, </text:span><text:span text:style-name="T29">mostrar </text:span><text:span text:style-name="T30">o </text:span><text:span text:style-name="T31">título e o</text:span><text:span text:style-name="T30"> botão de iniciar o jogo </text:span><text:span text:style-name="T31">com uma transição rápida</text:span><text:span text:style-name="T30">;</text:span></text:p>
        </text:list-item>
        <text:list-item>
          <text:p text:style-name="P40"><text:span text:style-name="T30">A</text:span><text:span text:style-name="T27">o apertar o botão de iniciar, fazer o botão de iniciar desaparecer e desativá-lo;</text:span></text:p>
        </text:list-item>
        <text:list-item>
          <text:p text:style-name="P40"><text:span text:style-name="T27">Ao apertar o botão de iniciar, </text:span><text:span text:style-name="T32">fazer a grade do jogo aparecer em uma transição rápida;</text:span></text:p>
        </text:list-item>
        <text:list-item>
          <text:p text:style-name="P41"><text:span text:style-name="T27">Enquanto a grade não aparecer por completo, o jogador não poderá interagir com </text:span><text:span text:style-name="T33">a grade;</text:span></text:p>
        </text:list-item>
        <text:list-item>
          <text:p text:style-name="P30">Quando o jogador clicar em um dos quadrados dentro da grade, aparecerá um ícone correspondente ao jogador;</text:p>
        </text:list-item>
        <text:list-item>
          <text:p text:style-name="P31">Quando um ícone aparecer, deve ter uma transição rápida;</text:p>
        </text:list-item>
        <text:list-item>
          <text:p text:style-name="P42"><text:span text:style-name="T27">Após o turno do jogador, </text:span><text:span text:style-name="T34">o “computador” terá a vez e preencherá um espaço aleatório;</text:span></text:p>
        </text:list-item>
        <text:list-item>
          <text:p text:style-name="P31">A jogada deve acabar quando todos os quadrados estiverem preenchidos ou se um dos jogadores conseguir alinhar 3 ícones iguais;</text:p>
        </text:list-item>
        <text:list-item>
          <text:p text:style-name="P32">Se um dos jogadores conseguir alinhar 3 ícones iguais, criar uma linha conectando os tais ícones;</text:p>
        </text:list-item>
        <text:list-item>
          <text:p text:style-name="P31">Quando terminar uma jogada, a mensagem de vitória deve aparecer na tela com uma transição;</text:p>
        </text:list-item>
        <text:list-item>
          <text:p text:style-name="P31">Quando terminar uma jogada, já atualizar a pontuação entre os jogadores;</text:p>
        </text:list-item>
        <text:list-item>
          <text:p text:style-name="P43"><text:span text:style-name="T27">Enquanto a mensagem de vitória estiver na tela, o jogador não pode interagir com a grade ou com o botão de </text:span><text:span text:style-name="T35">zerar</text:span><text:span text:style-name="T27">;</text:span></text:p>
        </text:list-item>
        <text:list-item>
          <text:p text:style-name="P33">Ao pressionar o botão de zerar, a tela de confirmação deve aparecer no centro e o jogador não pode interagir com outros componentes;</text:p>
        </text:list-item>
        <text:list-item>
          <text:p text:style-name="P34">Se o botão de zerar for pressionado durante uma animação, pausar a animação e continuar se o jogador não zerar;</text:p>
        </text:list-item>
        <text:list-item>
          <text:p text:style-name="P34">Se o jogador zerar a pontuação, limpar a grade e a pontuação imediatamente;</text:p>
        </text:list-item>
        <text:list-item>
          <text:p text:style-name="P35">O computador deve detectar os espaços que ainda não foram preenchidos e escolher um aleatoriamente;</text:p>
        </text:list-item>
        <text:list-item>
          <text:p text:style-name="P35">O jogador não pode selecionar um quadrado que já foi preenchido por qualquer ícone.</text:p>
        </text:list-item>
        <text:list-item>
          <text:p text:style-name="P36">(Mobile) A tela não pode rotacionar quando o dispositivo estiver no modo paisagem.</text:p>
        </text:list-item>
      </text:list>
      <text:p text:style-name="P5"/>
      <text:p text:style-name="P13">5<text:span text:style-name="T36">. Lista de Tarefas</text:span></text:p>
      <text:p text:style-name="P6">(AVISO: desenvolver primeiro a interface em modo mobile, depois em modo desktop).</text:p>
      <text:list xml:id="list865440465" text:style-name="L3">
        <text:list-item>
          <text:p text:style-name="P38">Criar a base do documento HTML.</text:p>
        </text:list-item>
        <text:list-item>
          <text:p text:style-name="P38">Criar a base do documento CSS.</text:p>
        </text:list-item>
        <text:list-item>
          <text:p text:style-name="P38"><text:span text:style-name="T43">Faze</text:span>r <text:span text:style-name="T43">referência</text:span> <text:span text:style-name="T43">a</text:span>o documento “reset.css” <text:span text:style-name="T43">dentro do HTML</text:span>.</text:p>
        </text:list-item>
        <text:list-item>
          <text:p text:style-name="P38">Criar os ícones do jogo.</text:p>
        </text:list-item>
        <text:list-item>
          <text:p text:style-name="P38"><text:soft-page-break/>Criar o fundo do jogo.</text:p>
        </text:list-item>
        <text:list-item>
          <text:p text:style-name="P38">Criar a tela de início com um botão de iniciar.</text:p>
        </text:list-item>
        <text:list-item>
          <text:p text:style-name="P38">Preparar o CSS para ser responsivo.</text:p>
        </text:list-item>
        <text:list-item>
          <text:p text:style-name="P38">Impedir rotação da tela em modo paisagem para dispositivos móveis.</text:p>
        </text:list-item>
        <text:list-item>
          <text:p text:style-name="P38">Melhorar a aparência da tela de início.</text:p>
        </text:list-item>
        <text:list-item>
          <text:p text:style-name="P38">Programar o botão de iniciar para remover a tela de início.</text:p>
        </text:list-item>
        <text:list-item>
          <text:p text:style-name="P38">Criar a grade do jogo.</text:p>
        </text:list-item>
        <text:list-item>
          <text:p text:style-name="P38">Criar a mensagem de turno.</text:p>
        </text:list-item>
        <text:list-item>
          <text:p text:style-name="P38">Criar a pontuação.</text:p>
        </text:list-item>
        <text:list-item>
          <text:p text:style-name="P38">Criar o botão de zerar.</text:p>
        </text:list-item>
        <text:list-item>
          <text:p text:style-name="P38">Programar o botão de zerar para mostrar a tela de confirmação.</text:p>
        </text:list-item>
        <text:list-item>
          <text:p text:style-name="P38">Programar uma transição para o botão de iniciar.</text:p>
        </text:list-item>
        <text:list-item>
          <text:p text:style-name="P38">Testar o tempo de transição da tela inicial ao jogo.</text:p>
        </text:list-item>
        <text:list-item>
          <text:p text:style-name="P38">Programar a tela de confirmação para aparecer sobre a grade.</text:p>
        </text:list-item>
        <text:list-item>
          <text:p text:style-name="P38">Programar os botões da tela de confirmação.</text:p>
        </text:list-item>
        <text:list-item>
          <text:p text:style-name="P38">Testar se a tela de confirmação bloqueia o uso da grade.</text:p>
        </text:list-item>
        <text:list-item>
          <text:p text:style-name="P38">Programar o uso dos ícones.</text:p>
        </text:list-item>
        <text:list-item>
          <text:p text:style-name="P38">Programar o jogo para impedir um quadrado de ser preenchido duas vezes na mesma jogada.</text:p>
        </text:list-item>
        <text:list-item>
          <text:p text:style-name="P38">Programar o jogo para impedir que um dos jogadores preencha mais de um quadrado no mesmo turno.</text:p>
        </text:list-item>
        <text:list-item>
          <text:p text:style-name="P38">Testar as limitações dos quadrados.</text:p>
        </text:list-item>
        <text:list-item>
          <text:p text:style-name="P38">Programar o computador para procurar os quadrados não preenchidos.</text:p>
        </text:list-item>
        <text:list-item>
          <text:p text:style-name="P38">Programar o computador para selecionar aleatoriamente um dos quadrados não preenchidos.</text:p>
        </text:list-item>
        <text:list-item>
          <text:p text:style-name="P38">Testar se o computador seleciona um quadrado não preenchido.</text:p>
        </text:list-item>
        <text:list-item>
          <text:p text:style-name="P38">Programar o caso de vitória quando 3 ícones iguais alinharem.</text:p>
        </text:list-item>
        <text:list-item>
          <text:p text:style-name="P38">Programar o caso de empate quando todos os quadrados forem preenchidos.</text:p>
        </text:list-item>
        <text:list-item>
          <text:p text:style-name="P38">Testar condições de vitória e empate.</text:p>
        </text:list-item>
        <text:list-item>
          <text:p text:style-name="P38">Programar a mensagem de vitória para mostrar quem venceu ou se houve empate.</text:p>
        </text:list-item>
        <text:list-item>
          <text:p text:style-name="P38">Programar a transição da mensagem de vitória</text:p>
        </text:list-item>
        <text:list-item>
          <text:p text:style-name="P38">Programar a pontuação.</text:p>
        </text:list-item>
        <text:list-item>
          <text:p text:style-name="P38">Programar a tela de confirmação para limpar pontuação e grade.</text:p>
        </text:list-item>
        <text:list-item>
          <text:p text:style-name="P38">Testar o sistema de pontuação.</text:p>
        </text:list-item>
        <text:list-item>
          <text:p text:style-name="P38">Testar o jogo por inteiro.</text:p>
        </text:list-item>
      </text:list>
      <text:p text:style-name="P7"/>
      <text:p text:style-name="P14">6. Relatório das Atividad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Data</text:p>
          </table:table-cell>
          <table:table-cell table:style-name="Tabela1.B1" office:value-type="string">
            <text:p text:style-name="P15">Atividade</text:p>
          </table:table-cell>
        </table:table-row>
        <text:soft-page-break/>
        <table:table-row>
          <table:table-cell table:style-name="Tabela1.A2" table:number-rows-spanned="3" office:value-type="string">
            <text:p text:style-name="P20">12-fev-2021</text:p>
          </table:table-cell>
          <table:table-cell table:style-name="Tabela1.B2" office:value-type="string">
            <text:p text:style-name="P22">Início do projeto 00<text:span text:style-name="T44">3: Jogo da Velha</text:span></text:p>
          </table:table-cell>
        </table:table-row>
        <table:table-row>
          <table:covered-table-cell/>
          <table:table-cell table:style-name="Tabela1.B4" office:value-type="string">
            <text:p text:style-name="P16">Criação do<text:span text:style-name="T38">s</text:span> arquivo<text:span text:style-name="T38">s</text:span> “projeto-<text:span text:style-name="T44">jogo-velha</text:span>.odt”, “<text:span text:style-name="T38">tarefas-jogo-velha.txt”, “diario-jogo-velha.txt”, “jogo-velha.html” e “jogo-velha.css”</text:span></text:p>
          </table:table-cell>
        </table:table-row>
        <table:table-row>
          <table:covered-table-cell/>
          <table:table-cell table:style-name="Tabela1.B4" office:value-type="string">
            <text:p text:style-name="P21">Tarefas de 1 a 3 concluídas (ver tópico 5, “Lista de Tarefas”)</text:p>
          </table:table-cell>
        </table:table-row>
        <table:table-row>
          <table:table-cell table:style-name="Tabela1.A6" table:number-rows-spanned="2" office:value-type="string">
            <text:p text:style-name="P17"><text:span text:style-name="T38">07-ago</text:span>-2020</text:p>
          </table:table-cell>
          <table:table-cell table:style-name="Tabela1.B5" office:value-type="string">
            <text:p text:style-name="P18">Atualização dos arquivos “projeto-calculadora.odt” e “tarefas-calculadora.txt”</text:p>
          </table:table-cell>
        </table:table-row>
        <table:table-row>
          <table:covered-table-cell/>
          <table:table-cell table:style-name="Tabela1.B6" office:value-type="string">
            <text:p text:style-name="P18">Criação dos arquivos “calc.html” e “calc.css”</text:p>
          </table:table-cell>
        </table:table-row>
        <table:table-row>
          <table:table-cell table:style-name="Tabela1.A8" table:number-rows-spanned="2" office:value-type="string">
            <text:p text:style-name="P2">10-<text:span text:style-name="T37">ago</text:span>-2020</text:p>
          </table:table-cell>
          <table:table-cell table:style-name="Tabela1.B7" office:value-type="string">
            <text:p text:style-name="P18">Atualização do arquivo “tarefas-calculadora.txt”</text:p>
          </table:table-cell>
        </table:table-row>
        <table:table-row>
          <table:covered-table-cell/>
          <table:table-cell table:style-name="Tabela1.B8" office:value-type="string">
            <text:p text:style-name="P18">Tarefas de 1 a 9 concluídas (ver tópico 5, “Lista de Tarefas”)</text:p>
          </table:table-cell>
        </table:table-row>
        <table:table-row>
          <table:table-cell table:style-name="Tabela1.A10" table:number-rows-spanned="2" office:value-type="string">
            <text:p text:style-name="P3">13-ago-2020</text:p>
          </table:table-cell>
          <table:table-cell table:style-name="Tabela1.B9" office:value-type="string">
            <text:p text:style-name="P19">Criação dos arquivos “Tela.js” e “calc.js”</text:p>
          </table:table-cell>
        </table:table-row>
        <table:table-row>
          <table:covered-table-cell/>
          <table:table-cell table:style-name="Tabela1.B10" office:value-type="string">
            <text:p text:style-name="P19">Tarefa 10 concluída<text:span text:style-name="T38"> (ver tópico 5, “Lista de Tarefas”)</text:span></text:p>
          </table:table-cell>
        </table:table-row>
        <table:table-row>
          <table:table-cell table:style-name="Tabela1.A14" table:number-rows-spanned="4" office:value-type="string">
            <text:p text:style-name="P3">07-set-2020</text:p>
          </table:table-cell>
          <table:table-cell table:style-name="Tabela1.B11" office:value-type="string">
            <text:p text:style-name="P19">Criação do arquivo “Calculadora.js”</text:p>
          </table:table-cell>
        </table:table-row>
        <table:table-row>
          <table:covered-table-cell/>
          <table:table-cell table:style-name="Tabela1.B12" office:value-type="string">
            <text:p text:style-name="P23">Sugestão de alteração 001:<text:span text:style-name="T1"> pretende-se usar exclusivamente o paradigma POO, portanto o código em “calc.js” será convertido de acordo com o POO para “Calculadora.js”</text:span></text:p>
          </table:table-cell>
        </table:table-row>
        <table:table-row>
          <table:covered-table-cell/>
          <table:table-cell table:style-name="Tabela1.B13" office:value-type="string">
            <text:p text:style-name="P19">Atualização dos arquivos “tarefas-calculadora.txt” e “projeto-calculadora.odt”</text:p>
          </table:table-cell>
        </table:table-row>
        <table:table-row>
          <table:covered-table-cell/>
          <table:table-cell table:style-name="Tabela1.B14" office:value-type="string">
            <text:p text:style-name="P19">Tarefas 11 a 13 concluídas<text:span text:style-name="T38"> (ver tópico 5, “Lista de Tarefas”)</text:span></text:p>
          </table:table-cell>
        </table:table-row>
        <table:table-row>
          <table:table-cell table:style-name="Tabela1.A17" table:number-rows-spanned="3" office:value-type="string">
            <text:p text:style-name="P3">11-set-2020</text:p>
          </table:table-cell>
          <table:table-cell table:style-name="Tabela1.B15" office:value-type="string">
            <text:p text:style-name="P23">Alteração<text:span text:style-name="T1"> </text:span>001:<text:span text:style-name="T1"> código em “calc.js” convertido para POO em “Calculadora.js”</text:span></text:p>
          </table:table-cell>
        </table:table-row>
        <table:table-row>
          <table:covered-table-cell/>
          <table:table-cell table:style-name="Tabela1.B16" office:value-type="string">
            <text:p text:style-name="P19">Remoção do arquivo “calc.js”</text:p>
          </table:table-cell>
        </table:table-row>
        <table:table-row>
          <table:covered-table-cell/>
          <table:table-cell table:style-name="Tabela1.B17" office:value-type="string">
            <text:p text:style-name="P19">Tarefas 14 a 16 concluídas<text:span text:style-name="T38"> (ver tópico 5, “Lista de Tarefas”)</text:span></text:p>
          </table:table-cell>
        </table:table-row>
        <table:table-row>
          <table:table-cell table:style-name="Tabela1.A18" office:value-type="string">
            <text:p text:style-name="P3">06-nov-2020</text:p>
          </table:table-cell>
          <table:table-cell table:style-name="Tabela1.B18" office:value-type="string">
            <text:p text:style-name="P19">Tarefas 17 a 19 concluídas<text:span text:style-name="T38"> (ver tópico 5, “Lista de Tarefas”)</text:span></text:p>
          </table:table-cell>
        </table:table-row>
        <table:table-row>
          <table:table-cell table:style-name="Tabela1.A19" office:value-type="string">
            <text:p text:style-name="P3">07-nov-2020</text:p>
          </table:table-cell>
          <table:table-cell table:style-name="Tabela1.B19" office:value-type="string">
            <text:p text:style-name="P19">Tarefa 20 concluída<text:span text:style-name="T38"> (ver tópico 5, “Lista de Tarefas”)</text:span></text:p>
          </table:table-cell>
        </table:table-row>
        <table:table-row>
          <table:table-cell table:style-name="Tabela1.A21" table:number-rows-spanned="2" office:value-type="string">
            <text:p text:style-name="P3">08-nov-2020</text:p>
          </table:table-cell>
          <table:table-cell table:style-name="Tabela1.B20" office:value-type="string">
            <text:p text:style-name="P19">Tarefas 21 a 22 concluídas<text:span text:style-name="T38"> (ver tópico 5, “Lista de Tarefas”)</text:span></text:p>
          </table:table-cell>
        </table:table-row>
        <table:table-row>
          <table:covered-table-cell/>
          <table:table-cell table:style-name="Tabela1.B21" office:value-type="string">
            <text:p text:style-name="P23">Conclusão do projeto 002: Calculador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2:14:31.780000000</meta:creation-date>
    <meta:generator>LibreOffice/6.0.6.2$Windows_X86_64 LibreOffice_project/0c292870b25a325b5ed35f6b45599d2ea4458e77</meta:generator>
    <dc:date>2021-02-28T02:12:00.511000000</dc:date>
    <meta:editing-duration>PT3H9M41S</meta:editing-duration>
    <meta:editing-cycles>28</meta:editing-cycles>
    <meta:document-statistic meta:table-count="1" meta:image-count="0" meta:object-count="0" meta:page-count="4" meta:paragraph-count="109" meta:word-count="1255" meta:character-count="7410" meta:non-whitespace-character-count="6322"/>
  </office:meta>
</office:document-meta>
</file>